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ncepts" style:family="table">
      <style:table-properties style:width="7.5in" table:align="margins"/>
    </style:style>
    <style:style style:name="Concepts.A" style:family="table-column">
      <style:table-column-properties style:column-width="1.875in" style:rel-column-width="16383*"/>
    </style:style>
    <style:style style:name="Concepts.D" style:family="table-column">
      <style:table-column-properties style:column-width="1.875in" style:rel-column-width="16386*"/>
    </style:style>
    <style:style style:name="Concepts.A1" style:family="table-cell">
      <style:table-cell-properties fo:padding="0.0382in" fo:border-left="0.0007in solid #000000" fo:border-right="none" fo:border-top="0.0007in solid #000000" fo:border-bottom="0.0007in solid #000000"/>
    </style:style>
    <style:style style:name="Concepts.D1" style:family="table-cell">
      <style:table-cell-properties fo:padding="0.0382in" fo:border="0.0007in solid #000000"/>
    </style:style>
    <style:style style:name="Concepts.A2" style:family="table-cell">
      <style:table-cell-properties fo:padding="0.0382in" fo:border-left="0.0007in solid #000000" fo:border-right="none" fo:border-top="none" fo:border-bottom="0.0007in solid #000000"/>
    </style:style>
    <style:style style:name="Concepts.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line-height="200%"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line-height="100%" fo:text-align="start"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00%"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line-height="100%" fo:text-align="start" style:justify-single-word="false"/>
      <style:text-properties fo:font-size="10pt"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ext-autospace="none"/>
      <style:text-properties style:font-name="TimesNewRomanPSMT" fo:font-size="16pt" style:font-name-asian="TimesNewRomanPSMT" style:font-size-asian="16pt" style:font-name-complex="TimesNewRomanPSMT" style:font-size-complex="16pt"/>
    </style:style>
    <style:style style:name="P12" style:family="paragraph" style:parent-style-name="Standard">
      <style:paragraph-properties style:text-autospace="none"/>
      <style:text-properties style:font-name="TimesNewRomanPSMT" fo:font-size="16pt" style:font-name-asian="TimesNewRomanPSMT" style:font-size-asian="16pt" style:font-name-complex="TimesNewRomanPSMT" style:font-size-complex="16pt"/>
    </style:style>
    <style:style style:name="P13" style:family="paragraph" style:parent-style-name="Standard">
      <style:paragraph-properties fo:text-align="start" style:justify-single-word="false"/>
      <style:text-properties style:font-name="TimesNewRomanPSMT" fo:font-size="16pt" fo:font-weight="normal" style:font-name-asian="TimesNewRomanPSMT" style:font-size-asian="16pt" style:font-weight-asian="normal" style:font-name-complex="TimesNewRomanPSMT" style:font-size-complex="16pt" style:font-weight-complex="normal"/>
    </style:style>
    <style:style style:name="P14" style:family="paragraph" style:parent-style-name="Standard">
      <style:paragraph-properties fo:line-height="200%" fo:text-align="start" style:justify-single-word="false" fo:break-before="page"/>
      <style:text-properties fo:font-size="16pt" fo:font-weight="bold" style:font-size-asian="16pt" style:font-weight-asian="bold" style:font-size-complex="16pt" style:font-weight-complex="bold"/>
    </style:style>
    <style:style style:name="P15"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16" style:family="paragraph" style:parent-style-name="Table_20_Contents">
      <style:paragraph-properties fo:text-align="start" style:justify-single-word="false"/>
      <style:text-properties fo:font-size="12pt" style:font-size-asian="12pt" style:font-size-complex="12pt"/>
    </style:style>
    <style:style style:name="P17"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8" style:family="paragraph" style:parent-style-name="Standard" style:list-style-name="L1">
      <style:paragraph-properties fo:line-height="100%" fo:text-align="start" style:justify-single-word="false"/>
      <style:text-properties fo:font-size="12pt" fo:font-weight="normal" style:font-size-asian="12pt" style:font-weight-asian="normal" style:font-size-complex="12pt" style:font-weight-complex="normal"/>
    </style:style>
    <style:style style:name="P19"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21" style:family="paragraph" style:parent-style-name="Standard">
      <style:paragraph-properties fo:line-height="200%" fo:text-align="start" style:justify-single-word="false"/>
    </style:style>
    <style:style style:name="P22" style:family="paragraph" style:parent-style-name="Standard">
      <style:paragraph-properties fo:line-height="100%" fo:text-align="start" style:justify-single-word="false"/>
    </style:style>
    <style:style style:name="P23" style:family="paragraph" style:parent-style-name="Standard">
      <style:paragraph-properties fo:line-height="100%" fo:text-align="start" style:justify-single-word="false"/>
      <style:text-properties fo:font-size="10pt" fo:font-weight="normal" style:font-size-asian="10pt" style:font-weight-asian="normal" style:font-size-complex="10pt" style:font-weight-complex="normal"/>
    </style:style>
    <style:style style:name="P24" style:family="paragraph" style:parent-style-name="Standard">
      <style:paragraph-properties fo:text-align="start" style:justify-single-word="false" style:text-autospace="none"/>
      <style:text-properties style:font-name="TimesNewRomanPSMT" fo:font-size="16pt" style:font-name-asian="TimesNewRomanPSMT" style:font-size-asian="16pt" style:font-name-complex="TimesNewRomanPSMT" style:font-size-complex="16pt"/>
    </style:style>
    <style:style style:name="P25" style:family="paragraph" style:parent-style-name="Table_20_Contents">
      <style:paragraph-properties fo:text-align="start" style:justify-single-word="false"/>
      <style:text-properties fo:font-size="12pt" style:font-size-asian="12pt" style:font-size-complex="12pt"/>
    </style:style>
    <style:style style:name="P26" style:family="paragraph" style:parent-style-name="Table_20_Contents">
      <style:paragraph-properties fo:text-align="start" style:justify-single-word="false"/>
      <style:text-properties fo:font-size="12pt" style:text-underline-style="none" style:font-size-asian="12pt" style:font-size-complex="12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style:text-position="super 58%"/>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Project 1</text:p>
      <text:p text:style-name="P4">&lt;Sudoku&g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IS-17A 48983<text:tab/><text:tab/></text:p>
      <text:p text:style-name="P5"><text:tab/><text:tab/>Branden Hitt<text:tab/><text:tab/></text:p>
      <text:p text:style-name="P5">Date: 10/25/2015 <text:s text:c="6"/></text:p>
      <text:p text:style-name="P15"><text:tab/>Table of Contents</text:p>
      <text:p text:style-name="P13">1.Introduction..............................................................................................................3</text:p>
      <text:p text:style-name="P13"/>
      <text:p text:style-name="P11">2.Summary..................................................................................................................4</text:p>
      <text:p text:style-name="P11"/>
      <text:p text:style-name="P11">3.Future Improvements...............................................................................................5</text:p>
      <text:p text:style-name="P11"/>
      <text:p text:style-name="P11">4.Simple Program Function Overview........................................................................7</text:p>
      <text:p text:style-name="P11"/>
      <text:p text:style-name="P11">7.PsuedoCode..............................................................................................................8</text:p>
      <text:p text:style-name="P11"/>
      <text:p text:style-name="P11">8.Concepts from the Book........................................................................................14</text:p>
      <text:p text:style-name="P11"/>
      <text:p text:style-name="P11">9.References..............................................................................................................16</text:p>
      <text:p text:style-name="P11"/>
      <text:p text:style-name="P11">10.FlowCharts...........................................................................................................16</text:p>
      <text:p text:style-name="P11"/>
      <text:p text:style-name="P12">11.Program Code......................................................................................................16</text:p>
      <text:p text:style-name="P14"><text:tab/></text:p>
      <text:p text:style-name="P6">Introduction</text:p>
      <text:p text:style-name="P8">Title: Sudoku</text:p>
      <text:p text:style-name="P8"/>
      <text:p text:style-name="P8">This is a small program playing a game of Sudoku.</text:p>
      <text:p text:style-name="P8"><text:tab/>At the beginning of the program, the user is greeted by a message saying “Welcome to Sudoku. The user is then sent to a main menu where they have 5 choices on where to proceed. Those choices are to 1)Display the instructions on how to play, 2)Display the high score records from previous players, 3)Show the current user's record, 4)Start a new game, or 5)Exit the program. After completing their choice, the user is then sent back to the menu where they can decide again until they exit the program.</text:p>
      <text:p text:style-name="P21"><text:span text:style-name="T1"><text:tab/>1)Instructions: “There is only one simple rule: Fill in the spaces so that each of the nine rows, each of the nine columns, and each of the nine 3x3 sections contain all the numbers from 1 to 9. There are 3 difficulties to choose from, and the only way to lose is to either quit early or reach a total of 5 errors on the able before winning. During the game you will be prompted for index of the row first followed by the column, and then you input the number you believe to be correct. Good Luck”</text:span></text:p>
      <text:p text:style-name="P21"><text:span text:style-name="T1"><text:tab/>Example Solved Sudoku Puzzle:</text:span></text:p>
      <text:p text:style-name="P21"><text:span text:style-name="T1"><text:tab/><text:tab/><text:tab/>ABC <text:s text:c="2"/>DEF <text:s text:c="2"/>GHI <text:s text:c="4"/>← index for input</text:span></text:p>
      <text:p text:style-name="P22"><text:span text:style-name="T1"><text:tab/><text:tab/>a<text:tab/>4 3 5 <text:s text:c="2"/>2 6 9 <text:s text:c="2"/>7 8 1</text:span></text:p>
      <text:p text:style-name="P22"><text:span text:style-name="T1"><text:tab/><text:tab/>b<text:tab/>6 8 2 <text:s text:c="2"/>5 7 1 <text:s text:c="2"/>4 9 3</text:span></text:p>
      <text:p text:style-name="P22"><text:span text:style-name="T1"><text:tab/><text:tab/>c<text:tab/>1 9 7 <text:s text:c="2"/>8 3 4 <text:s text:c="2"/>5 6 2</text:span></text:p>
      <text:p text:style-name="P22"><text:span text:style-name="T1"/></text:p>
      <text:p text:style-name="P22"><text:span text:style-name="T1"><text:tab/><text:tab/>d<text:tab/>8 2 6 <text:s text:c="2"/>1 9 5 <text:s text:c="2"/>3 4 7</text:span></text:p>
      <text:p text:style-name="P22"><text:span text:style-name="T1"><text:tab/><text:tab/>e<text:tab/>3 7 4 <text:s text:c="2"/>6 8 2 <text:s text:c="2"/>9 1 5 <text:s text:c="13"/>← sudoku puzzle (numbers in grid pattern) </text:span></text:p>
      <text:p text:style-name="P22"><text:span text:style-name="T1"><text:tab/><text:tab/>f<text:tab/>9 5 1 <text:s text:c="2"/>7 4 3 <text:s text:c="2"/>6 2 8</text:span></text:p>
      <text:p text:style-name="P22"><text:span text:style-name="T1"/></text:p>
      <text:p text:style-name="P22"><text:span text:style-name="T1"><text:tab/><text:tab/>g<text:tab/>5 1 9 <text:s text:c="2"/>3 2 6 <text:s text:c="2"/>8 7 4</text:span></text:p>
      <text:p text:style-name="P22"><text:span text:style-name="T1"><text:tab/><text:tab/>h<text:tab/>2 4 8 <text:s text:c="2"/>9 5 7 <text:s text:c="2"/>1 3 6</text:span></text:p>
      <text:p text:style-name="P22"><text:span text:style-name="T1"><text:tab/><text:tab/>i<text:tab/>7 6 3 <text:s text:c="2"/>4 1 8 <text:s text:c="2"/>2 5 9</text:span></text:p>
      <text:p text:style-name="P22"><text:span text:style-name="T1"><text:tab/></text:span></text:p>
      <text:p text:style-name="P22"><text:span text:style-name="T1"><text:tab/><text:tab/>^ index for input</text:span></text:p>
      <text:p text:style-name="P22"><text:span text:style-name="T1"/></text:p>
      <text:p text:style-name="P21"><text:soft-page-break/><text:span text:style-name="T1"><text:tab/>2)High Score Display: This choice in the menu directs the player to a list that is displayed to them. Each member of the list is shown with these values:</text:span></text:p>
      <text:p text:style-name="P21"><text:span text:style-name="T1"><text:tab/>Sample high score:</text:span></text:p>
      <text:p text:style-name="P21"><text:span text:style-name="T1"><text:tab/><text:tab/>Name <text:s text:c="24"/>: Lou Costello</text:span></text:p>
      <text:p text:style-name="P21"><text:span text:style-name="T1"><text:tab/><text:tab/>Total Games Played <text:s/>: 20</text:span></text:p>
      <text:p text:style-name="P21"><text:span text:style-name="T1"><text:tab/><text:tab/>Easy Games Won <text:s text:c="5"/>: 5</text:span></text:p>
      <text:p text:style-name="P21"><text:span text:style-name="T1"><text:tab/><text:tab/>Medium Games Won : 5</text:span></text:p>
      <text:p text:style-name="P21"><text:span text:style-name="T1"><text:tab/><text:tab/>Hard Games Won <text:s text:c="5"/>: 0</text:span></text:p>
      <text:p text:style-name="P21"><text:span text:style-name="T1"><text:tab/><text:tab/>Win Rate <text:s text:c="18"/>: 50.00% </text:span></text:p>
      <text:p text:style-name="P21"><text:span text:style-name="T1"><text:tab/>3)Current User's Record: This choice in the menu directs the player to a prompt where they input the file location of their stats. The file is then loaded and displayed:</text:span></text:p>
      <text:p text:style-name="P21"><text:span text:style-name="T1"><text:tab/>Example of display:</text:span></text:p>
      <text:p text:style-name="P21"><text:span text:style-name="T1"><text:tab/><text:tab/>Name <text:s text:c="24"/>: Branden Hitt</text:span></text:p>
      <text:p text:style-name="P21"><text:span text:style-name="T1"><text:tab/><text:tab/>Total Games Played <text:s/>: 20</text:span></text:p>
      <text:p text:style-name="P21"><text:span text:style-name="T1"><text:tab/><text:tab/>Easy Games Won <text:s text:c="5"/>: 5</text:span></text:p>
      <text:p text:style-name="P21"><text:span text:style-name="T1"><text:tab/><text:tab/>Medium Games Won : 5</text:span></text:p>
      <text:p text:style-name="P21"><text:span text:style-name="T1"><text:tab/><text:tab/>Hard Games Won <text:s text:c="5"/>: 10</text:span></text:p>
      <text:p text:style-name="P21"><text:span text:style-name="T1"><text:tab/><text:tab/>Win Rate <text:s text:c="18"/>: 100.00%</text:span></text:p>
      <text:p text:style-name="P21"><text:span text:style-name="T1"><text:tab/>4)New Game: This choice in the menu begins a new game for the player. The first action in the game is a prompt to decide what difficulty they want to play. The choices are Easy, Medium, and Hard. The difference between the difficulty levels is the amount of “Givens” on the board and how they are spread out. (A given is the numbers that are already on the Sudoku Puzzle, more givens means less to solve.)</text:span></text:p>
      <text:p text:style-name="P21"><text:span text:style-name="T1"><text:tab/></text:span></text:p>
      <text:p text:style-name="P21"><text:span text:style-name="T1"/></text:p>
      <text:p text:style-name="P21"><text:span text:style-name="T1"/></text:p>
      <text:p text:style-name="P21"><text:soft-page-break/><text:span text:style-name="T1"><text:tab/>Sample Easy Puzzle: </text:span></text:p>
      <text:p text:style-name="P21"><text:span text:style-name="T1"><text:tab/><text:tab/><text:tab/>ABC <text:s text:c="2"/>DEF <text:s text:c="2"/>GHI <text:s text:c="4"/></text:span></text:p>
      <text:p text:style-name="P22"><text:span text:style-name="T1"><text:tab/><text:tab/>a<text:tab/>_ _ _ <text:s text:c="2"/>2 6 _ <text:s text:c="2"/>7 _ 1</text:span></text:p>
      <text:p text:style-name="P22"><text:span text:style-name="T1"><text:tab/><text:tab/>b<text:tab/>6 8 _ <text:s text:c="2"/>_ 7 _ <text:s text:c="2"/>_ 9 _</text:span></text:p>
      <text:p text:style-name="P22"><text:span text:style-name="T1"><text:tab/><text:tab/>c<text:tab/>1 9 _ <text:s text:c="2"/>_ _ 4 <text:s text:c="2"/>5 _ _</text:span></text:p>
      <text:p text:style-name="P22"><text:span text:style-name="T1"/></text:p>
      <text:p text:style-name="P22"><text:span text:style-name="T1"><text:tab/><text:tab/>d<text:tab/>8 2 _ <text:s text:c="2"/>1 _ _ <text:s text:c="2"/>_ 4 _</text:span></text:p>
      <text:p text:style-name="P22"><text:span text:style-name="T1"><text:tab/><text:tab/>e<text:tab/>_ _ 4 <text:s text:c="2"/>6 _ 2 <text:s text:c="2"/>9 _ _ <text:s text:c="13"/></text:span></text:p>
      <text:p text:style-name="P22"><text:span text:style-name="T1"><text:tab/><text:tab/>f<text:tab/>_ 5 _ <text:s text:c="2"/>_ _ 3 <text:s text:c="2"/>_ 2 8</text:span></text:p>
      <text:p text:style-name="P22"><text:span text:style-name="T1"/></text:p>
      <text:p text:style-name="P22"><text:span text:style-name="T1"><text:tab/><text:tab/>g<text:tab/>_ _ 9 <text:s text:c="2"/>3 _ _ <text:s text:c="2"/>_ 7 4</text:span></text:p>
      <text:p text:style-name="P22"><text:span text:style-name="T1"><text:tab/><text:tab/>h<text:tab/>_ 4 _ <text:s text:c="2"/>_ 5 _ <text:s text:c="2"/>_ 3 6</text:span></text:p>
      <text:p text:style-name="P22"><text:span text:style-name="T1"><text:tab/><text:tab/>i<text:tab/>7 _ 3 <text:s text:c="2"/>_ 1 8 <text:s text:c="2"/>_ _ _</text:span></text:p>
      <text:p text:style-name="P22"><text:span text:style-name="T1"><text:tab/></text:span></text:p>
      <text:p text:style-name="P22"><text:span text:style-name="T1"><text:tab/><text:tab/></text:span></text:p>
      <text:p text:style-name="P22"><text:span text:style-name="T1"/></text:p>
      <text:p text:style-name="P21"><text:span text:style-name="T1"/></text:p>
      <text:p text:style-name="P21"><text:span text:style-name="T1"><text:tab/>→ The puzzle completed:</text:span></text:p>
      <text:p text:style-name="P21"><text:span text:style-name="T1"><text:tab/><text:tab/><text:tab/>ABC <text:s text:c="2"/>DEF <text:s text:c="2"/>GHI <text:s text:c="4"/></text:span></text:p>
      <text:p text:style-name="P22"><text:span text:style-name="T1"><text:tab/><text:tab/>a<text:tab/>4 3 5 <text:s text:c="2"/>2 6 9 <text:s text:c="2"/>7 8 1</text:span></text:p>
      <text:p text:style-name="P22"><text:span text:style-name="T1"><text:tab/><text:tab/>b<text:tab/>6 8 2 <text:s text:c="2"/>5 7 1 <text:s text:c="2"/>4 9 3</text:span></text:p>
      <text:p text:style-name="P22"><text:span text:style-name="T1"><text:tab/><text:tab/>c<text:tab/>1 9 7 <text:s text:c="2"/>8 3 4 <text:s text:c="2"/>5 6 2</text:span></text:p>
      <text:p text:style-name="P22"><text:span text:style-name="T1"/></text:p>
      <text:p text:style-name="P22"><text:span text:style-name="T1"><text:tab/><text:tab/>d<text:tab/>8 2 6 <text:s text:c="2"/>1 9 5 <text:s text:c="2"/>3 4 7</text:span></text:p>
      <text:p text:style-name="P22"><text:span text:style-name="T1"><text:tab/><text:tab/>e<text:tab/>3 7 4 <text:s text:c="2"/>6 8 2 <text:s text:c="2"/>9 1 5 <text:s text:c="13"/></text:span></text:p>
      <text:p text:style-name="P22"><text:span text:style-name="T1"><text:tab/><text:tab/>f<text:tab/>9 5 1 <text:s text:c="2"/>7 4 3 <text:s text:c="2"/>6 2 8</text:span></text:p>
      <text:p text:style-name="P22"><text:span text:style-name="T1"/></text:p>
      <text:p text:style-name="P22"><text:span text:style-name="T1"><text:tab/><text:tab/>g<text:tab/>5 1 9 <text:s text:c="2"/>3 2 6 <text:s text:c="2"/>8 7 4</text:span></text:p>
      <text:p text:style-name="P22"><text:span text:style-name="T1"><text:tab/><text:tab/>h<text:tab/>2 4 8 <text:s text:c="2"/>9 5 7 <text:s text:c="2"/>1 3 6</text:span></text:p>
      <text:p text:style-name="P22"><text:span text:style-name="T1"><text:tab/><text:tab/>i<text:tab/>7 6 3 <text:s text:c="2"/>4 1 8 <text:s text:c="2"/>2 5 9</text:span></text:p>
      <text:p text:style-name="P22"><text:span text:style-name="T1"/></text:p>
      <text:p text:style-name="P22"><text:span text:style-name="T1"><text:tab/>5)Exit the Program: This choice is exactly what it states. The user is exited out of the program.</text:span></text:p>
      <text:p text:style-name="P22"><text:span text:style-name="T1"/></text:p>
      <text:p text:style-name="P14">Summary</text:p>
      <text:p text:style-name="P8">Project size: 1101 lines (with comments)</text:p>
      <text:p text:style-name="P8">Number of Variables: ~94</text:p>
      <text:p text:style-name="P8">Number of Functions: 22 (+1 for main)</text:p>
      <text:p text:style-name="P8"><text:tab/>For this project I decided to devise a program that could play games of Sudoku. Throughout the years, I have played many games of Sudoku myself and was curious on how I could make a C++ version of it. In the last C++ class, I chose to make a program for Texas Holdem which turned out to be much more difficult than I had expected, so for this project I was hoping to pick something simpler. Sudoku turned out to be much simpler and in fact may have been too simple to incorporate the new concepts we had covered in class. This forced me to be creative and come up with ways to add them in.</text:p>
      <text:p text:style-name="P8"><text:tab/>The “gameplay” itself was just a simple 2D array that held numbers and allowed the user to input numbers to complete it. The 2D array was compared to another 2D array that held the completed puzzle. If the user attempted to overwrite one of the original numbers (or givens) then they were stopped and forced to pick another space to edit. The game also keeps track of errors on the board, and if the user reaches 5 total errors written on board then they lose. All said and done, the coding behind that did not take me long and the only real problem I ran into was formatting the game to be readable enough to play. Unfortunately, I do not have any experience in GUI's yet so it looks very archaic, but I am still happy with how it turned out.</text:p>
      <text:p text:style-name="P8"><text:tab/>My use of the other concepts we learned in class was mostly implemented in keeping high scores and saving input. For example, the high scores for players and the user were part of structures that were input and output from binary files. In addition, I kept the high scores in an array of structures as practice for use in sending them to functions and utilizing pointers to the array of structures.</text:p>
      <text:p text:style-name="P6">Future Improvements</text:p>
      <text:p text:style-name="P8"><text:tab/>Most of what I would want to improve would be display wise. Once I have knowledge in GUIs I might revisit this program and make it more visually appealing. Other than that I might add in an undo button since I <text:soft-page-break/>never got around to that, and that small improvement gets rid of some of the annoyance in the program. Lastly, I would add more puzzles into the program since currently I only included one for each difficulty level.</text:p>
      <text:p text:style-name="P6">Simple Program Function Overview</text:p>
      <text:p text:style-name="P8">main(</text:p>
      <text:p text:style-name="P8"><text:tab/>gEdit(); ← edit the greeting's message (practice with c-string's and concepts such as toUpper)</text:p>
      <text:p text:style-name="P8"><text:tab/>menu(); ← menu that contains choices for the user</text:p>
      <text:p text:style-name="P8">)</text:p>
      <text:p text:style-name="P8">menu(</text:p>
      <text:p text:style-name="P8"><text:tab/>instruc(); ← displays instruction on how to play the game</text:p>
      <text:p text:style-name="P8"><text:tab/>showStr(); ← displays the high scores (an array of structures)</text:p>
      <text:p text:style-name="P8"><text:tab/>showRec(); ← displays the player's record</text:p>
      <text:p text:style-name="P8"><text:tab/>newGame(); ← starts a new game</text:p>
      <text:p text:style-name="P8">)</text:p>
      <text:p text:style-name="P8">newGame(</text:p>
      <text:p text:style-name="P8"><text:tab/>filTbl(); ← fills the table (2D array) with the correct Sudoku puzzle to be solved</text:p>
      <text:p text:style-name="P8"><text:tab/>filKey(); ← fills the key table (another 2D array) with the correct key</text:p>
      <text:p text:style-name="P8"><text:tab/>findGiv(); ← finds the givens in a puzzle and sets them in a dynamic array</text:p>
      <text:p text:style-name="P8"><text:tab/>//loop until finished</text:p>
      <text:p text:style-name="P8"><text:tab/><text:tab/>prntTbl(); ← displays the table</text:p>
      <text:p text:style-name="P8"><text:tab/><text:tab/>entNum(); ← allows user to input a number to the puzzle</text:p>
      <text:p text:style-name="P8"><text:tab/><text:tab/>check(); ← check the puzzle for errors or win</text:p>
      <text:p text:style-name="P8"><text:tab/>//end loop</text:p>
      <text:p text:style-name="P8"><text:tab/>destGiv(); ← de-allocates dynamic array used to hold givens</text:p>
      <text:p text:style-name="P8">)</text:p>
      <text:p text:style-name="P8"/>
      <text:p text:style-name="P8"><text:soft-page-break/>entNum(</text:p>
      <text:p text:style-name="P8"><text:tab/>assign(); <text:s/>← assigns a number to the letter input (translation)</text:p>
      <text:p text:style-name="P8"><text:tab/>isGiven(); ← check to see if the position is a given or not</text:p>
      <text:p text:style-name="P8">)</text:p>
      <text:p text:style-name="P6">Psuedocode</text:p>
      <text:p text:style-name="P10"/>
      <text:p text:style-name="P7">Concepts from the Book (Savitch 9<text:span text:style-name="T2">th</text:span> Ed)</text:p>
      <text:p text:style-name="P7"/>
      <table:table table:name="Concepts" table:style-name="Concepts">
        <table:table-column table:style-name="Concepts.A" table:number-columns-repeated="3"/>
        <table:table-column table:style-name="Concepts.D"/>
        <table:table-row>
          <table:table-cell table:style-name="Concepts.A1" office:value-type="string">
            <text:p text:style-name="P17">Chapter</text:p>
          </table:table-cell>
          <table:table-cell table:style-name="Concepts.A1" office:value-type="string">
            <text:p text:style-name="P17">Concept</text:p>
          </table:table-cell>
          <table:table-cell table:style-name="Concepts.A1" office:value-type="string">
            <text:p text:style-name="P17">Description</text:p>
          </table:table-cell>
          <table:table-cell table:style-name="Concepts.D1" office:value-type="string">
            <text:p text:style-name="P17">Location</text:p>
          </table:table-cell>
        </table:table-row>
        <table:table-row>
          <table:table-cell table:style-name="Concepts.A2" office:value-type="string">
            <text:p text:style-name="P16">9. Pointers</text:p>
          </table:table-cell>
          <table:table-cell table:style-name="Concepts.A2" office:value-type="string">
            <text:p text:style-name="P16">Records *a</text:p>
          </table:table-cell>
          <table:table-cell table:style-name="Concepts.A2" office:value-type="string">
            <text:p text:style-name="P16">Pointer to structure of arrays</text:p>
          </table:table-cell>
          <table:table-cell table:style-name="Concepts.D2" office:value-type="string">
            <text:p text:style-name="P16">Line 143</text:p>
          </table:table-cell>
        </table:table-row>
        <table:table-row>
          <table:table-cell table:style-name="Concepts.A2" office:value-type="string">
            <text:p text:style-name="P16"/>
          </table:table-cell>
          <table:table-cell table:style-name="Concepts.A2" office:value-type="string">
            <text:p text:style-name="P16">int **arrayG</text:p>
          </table:table-cell>
          <table:table-cell table:style-name="Concepts.A2" office:value-type="string">
            <text:p text:style-name="P16">Initializing a dynamic array</text:p>
          </table:table-cell>
          <table:table-cell table:style-name="Concepts.D2" office:value-type="string">
            <text:p text:style-name="P16">Line 181</text:p>
          </table:table-cell>
        </table:table-row>
        <table:table-row>
          <table:table-cell table:style-name="Concepts.A2" office:value-type="string">
            <text:p text:style-name="P16"/>
          </table:table-cell>
          <table:table-cell table:style-name="Concepts.A2" office:value-type="string">
            <text:p text:style-name="P16">int **a</text:p>
          </table:table-cell>
          <table:table-cell table:style-name="Concepts.A2" office:value-type="string">
            <text:p text:style-name="P16">Pointer to dynamic array</text:p>
          </table:table-cell>
          <table:table-cell table:style-name="Concepts.D2" office:value-type="string">
            <text:p text:style-name="P16">Line 406</text:p>
          </table:table-cell>
        </table:table-row>
        <table:table-row>
          <table:table-cell table:style-name="Concepts.A2" office:value-type="string">
            <text:p text:style-name="P16"/>
          </table:table-cell>
          <table:table-cell table:style-name="Concepts.A2" office:value-type="string">
            <text:p text:style-name="P16">delete [] a[i]</text:p>
          </table:table-cell>
          <table:table-cell table:style-name="Concepts.A2" office:value-type="string">
            <text:p text:style-name="P16">De-allocation of columns in an array</text:p>
          </table:table-cell>
          <table:table-cell table:style-name="Concepts.D2" office:value-type="string">
            <text:p text:style-name="P16">Line 409</text:p>
          </table:table-cell>
        </table:table-row>
        <table:table-row>
          <table:table-cell table:style-name="Concepts.A2" office:value-type="string">
            <text:p text:style-name="P16"/>
          </table:table-cell>
          <table:table-cell table:style-name="Concepts.A2" office:value-type="string">
            <text:p text:style-name="P16">Delete []a</text:p>
          </table:table-cell>
          <table:table-cell table:style-name="Concepts.A2" office:value-type="string">
            <text:p text:style-name="P16">De-allocation of rows in an array</text:p>
          </table:table-cell>
          <table:table-cell table:style-name="Concepts.D2" office:value-type="string">
            <text:p text:style-name="P16">Line 412</text:p>
          </table:table-cell>
        </table:table-row>
        <table:table-row>
          <table:table-cell table:style-name="Concepts.A2" office:value-type="string">
            <text:p text:style-name="P16">10. Characters, C-Strings, string class</text:p>
          </table:table-cell>
          <table:table-cell table:style-name="Concepts.A2" office:value-type="string">
            <text:p text:style-name="P16">isalpha(rowIn)</text:p>
          </table:table-cell>
          <table:table-cell table:style-name="Concepts.A2" office:value-type="string">
            <text:p text:style-name="P16">Check to see if the char is alphabetical</text:p>
          </table:table-cell>
          <table:table-cell table:style-name="Concepts.D2" office:value-type="string">
            <text:p text:style-name="P16">Line 277</text:p>
          </table:table-cell>
        </table:table-row>
        <table:table-row>
          <table:table-cell table:style-name="Concepts.A2" office:value-type="string">
            <text:p text:style-name="P16"/>
          </table:table-cell>
          <table:table-cell table:style-name="Concepts.A2" office:value-type="string">
            <text:p text:style-name="P16">islower(a[0])</text:p>
          </table:table-cell>
          <table:table-cell table:style-name="Concepts.A2" office:value-type="string">
            <text:p text:style-name="P16">Check to see if the char is lowercase</text:p>
          </table:table-cell>
          <table:table-cell table:style-name="Concepts.D2" office:value-type="string">
            <text:p text:style-name="P16">Line 349</text:p>
          </table:table-cell>
        </table:table-row>
        <table:table-row>
          <table:table-cell table:style-name="Concepts.A2" office:value-type="string">
            <text:p text:style-name="P16"/>
          </table:table-cell>
          <table:table-cell table:style-name="Concepts.A2" office:value-type="string">
            <text:p text:style-name="P16">isupper(a[0])</text:p>
          </table:table-cell>
          <table:table-cell table:style-name="Concepts.A2" office:value-type="string">
            <text:p text:style-name="P16">Check to see if the char is uppercase</text:p>
          </table:table-cell>
          <table:table-cell table:style-name="Concepts.D2" office:value-type="string">
            <text:p text:style-name="P16">Line 351</text:p>
          </table:table-cell>
        </table:table-row>
        <table:table-row>
          <table:table-cell table:style-name="Concepts.A2" office:value-type="string">
            <text:p text:style-name="P16"/>
          </table:table-cell>
          <table:table-cell table:style-name="Concepts.A2" office:value-type="string">
            <text:p text:style-name="P16">toupper(a[0])</text:p>
          </table:table-cell>
          <table:table-cell table:style-name="Concepts.A2" office:value-type="string">
            <text:p text:style-name="P16">Set the char to uppercase</text:p>
          </table:table-cell>
          <table:table-cell table:style-name="Concepts.D2" office:value-type="string">
            <text:p text:style-name="P16">Line 350</text:p>
          </table:table-cell>
        </table:table-row>
        <table:table-row>
          <table:table-cell table:style-name="Concepts.A2" office:value-type="string">
            <text:p text:style-name="P16"/>
          </table:table-cell>
          <table:table-cell table:style-name="Concepts.A2" office:value-type="string">
            <text:p text:style-name="P26">Char greet[GLENGTH] </text:p>
          </table:table-cell>
          <table:table-cell table:style-name="Concepts.A2" office:value-type="string">
            <text:p text:style-name="P16">A string held in a char array (C-string)</text:p>
          </table:table-cell>
          <table:table-cell table:style-name="Concepts.D2" office:value-type="string">
            <text:p text:style-name="P16">Line 43</text:p>
          </table:table-cell>
        </table:table-row>
        <table:table-row>
          <table:table-cell table:style-name="Concepts.A2" office:value-type="string">
            <text:p text:style-name="P16"/>
          </table:table-cell>
          <table:table-cell table:style-name="Concepts.A2" office:value-type="string">
            <text:p text:style-name="P16">strlen(a)</text:p>
          </table:table-cell>
          <table:table-cell table:style-name="Concepts.A2" office:value-type="string">
            <text:p text:style-name="P16">Gives length of c-string</text:p>
          </table:table-cell>
          <table:table-cell table:style-name="Concepts.D2" office:value-type="string">
            <text:p text:style-name="P16">Line 343</text:p>
          </table:table-cell>
        </table:table-row>
        <table:table-row>
          <table:table-cell table:style-name="Concepts.A2" office:value-type="string">
            <text:p text:style-name="P16"/>
          </table:table-cell>
          <table:table-cell table:style-name="Concepts.A2" office:value-type="string">
            <text:p text:style-name="P16">strcat(a,b)</text:p>
          </table:table-cell>
          <table:table-cell table:style-name="Concepts.A2" office:value-type="string">
            <text:p text:style-name="P16">Concatenates one c-string to another</text:p>
          </table:table-cell>
          <table:table-cell table:style-name="Concepts.D2" office:value-type="string">
            <text:p text:style-name="P16">Line 344</text:p>
          </table:table-cell>
        </table:table-row>
        <table:table-row>
          <table:table-cell table:style-name="Concepts.A2" office:value-type="string">
            <text:p text:style-name="P16"/>
          </table:table-cell>
          <table:table-cell table:style-name="Concepts.A2" office:value-type="string">
            <text:p text:style-name="P16">string</text:p>
          </table:table-cell>
          <table:table-cell table:style-name="Concepts.A2" office:value-type="string">
            <text:p text:style-name="P16"/>
          </table:table-cell>
          <table:table-cell table:style-name="Concepts.D2" office:value-type="string">
            <text:p text:style-name="P16"/>
          </table:table-cell>
        </table:table-row>
        <table:table-row>
          <table:table-cell table:style-name="Concepts.A2" office:value-type="string">
            <text:p text:style-name="P16">11.Structured Data</text:p>
          </table:table-cell>
          <table:table-cell table:style-name="Concepts.A2" office:value-type="string">
            <text:p text:style-name="P16">struct Records</text:p>
          </table:table-cell>
          <table:table-cell table:style-name="Concepts.A2" office:value-type="string">
            <text:p text:style-name="P16">Structure initialization</text:p>
          </table:table-cell>
          <table:table-cell table:style-name="Concepts.D2" office:value-type="string">
            <text:p text:style-name="P16">Line 12</text:p>
            <text:p text:style-name="P16">“PlayerData.h”</text:p>
          </table:table-cell>
        </table:table-row>
        <table:table-row>
          <table:table-cell table:style-name="Concepts.A2" office:value-type="string">
            <text:p text:style-name="P16"/>
          </table:table-cell>
          <table:table-cell table:style-name="Concepts.A2" office:value-type="string">
            <text:p text:style-name="P16">Records temp</text:p>
          </table:table-cell>
          <table:table-cell table:style-name="Concepts.A2" office:value-type="string">
            <text:p text:style-name="P16">Structure Variable</text:p>
          </table:table-cell>
          <table:table-cell table:style-name="Concepts.D2" office:value-type="string">
            <text:p text:style-name="P16"/>
          </table:table-cell>
        </table:table-row>
        <table:table-row>
          <table:table-cell table:style-name="Concepts.A2" office:value-type="string">
            <text:p text:style-name="P16"/>
          </table:table-cell>
          <table:table-cell table:style-name="Concepts.A2" office:value-type="string">
            <text:p text:style-name="P16">Records hiScore[CHAMPS]</text:p>
          </table:table-cell>
          <table:table-cell table:style-name="Concepts.A2" office:value-type="string">
            <text:p text:style-name="P16">Array of structures initialization</text:p>
          </table:table-cell>
          <table:table-cell table:style-name="Concepts.D2" office:value-type="string">
            <text:p text:style-name="P16">Line 67</text:p>
          </table:table-cell>
        </table:table-row>
        <text:soft-page-break/>
        <table:table-row>
          <table:table-cell table:style-name="Concepts.A2" office:value-type="string">
            <text:p text:style-name="P16"/>
          </table:table-cell>
          <table:table-cell table:style-name="Concepts.A2" office:value-type="string">
            <text:p text:style-name="P16">showStr(hiScore,CHAMPS)</text:p>
          </table:table-cell>
          <table:table-cell table:style-name="Concepts.A2" office:value-type="string">
            <text:p text:style-name="P16">Array of structures as a function argument</text:p>
          </table:table-cell>
          <table:table-cell table:style-name="Concepts.D2" office:value-type="string">
            <text:p text:style-name="P16">Line 91</text:p>
          </table:table-cell>
        </table:table-row>
        <table:table-row>
          <table:table-cell table:style-name="Concepts.A2" office:value-type="string">
            <text:p text:style-name="P16"/>
          </table:table-cell>
          <table:table-cell table:style-name="Concepts.A2" office:value-type="string">
            <text:p text:style-name="P16">return temp</text:p>
          </table:table-cell>
          <table:table-cell table:style-name="Concepts.A2" office:value-type="string">
            <text:p text:style-name="P16">returning a structure</text:p>
          </table:table-cell>
          <table:table-cell table:style-name="Concepts.D2" office:value-type="string">
            <text:p text:style-name="P16"/>
          </table:table-cell>
        </table:table-row>
        <table:table-row>
          <table:table-cell table:style-name="Concepts.A2" office:value-type="string">
            <text:p text:style-name="P16"/>
          </table:table-cell>
          <table:table-cell table:style-name="Concepts.A2" office:value-type="string">
            <text:p text:style-name="P16">Records *a</text:p>
          </table:table-cell>
          <table:table-cell table:style-name="Concepts.A2" office:value-type="string">
            <text:p text:style-name="P16">Pointer to an array of structures</text:p>
          </table:table-cell>
          <table:table-cell table:style-name="Concepts.D2" office:value-type="string">
            <text:p text:style-name="P16">Line 143</text:p>
          </table:table-cell>
        </table:table-row>
        <table:table-row>
          <table:table-cell table:style-name="Concepts.A2" office:value-type="string">
            <text:p text:style-name="P16">12. Advanced File Operations</text:p>
          </table:table-cell>
          <table:table-cell table:style-name="Concepts.A2" office:value-type="string">
            <text:p text:style-name="P16">fstream fin</text:p>
          </table:table-cell>
          <table:table-cell table:style-name="Concepts.A2" office:value-type="string">
            <text:p text:style-name="P16">File stream object</text:p>
          </table:table-cell>
          <table:table-cell table:style-name="Concepts.D2" office:value-type="string">
            <text:p text:style-name="P16">Line 419</text:p>
          </table:table-cell>
        </table:table-row>
        <table:table-row>
          <table:table-cell table:style-name="Concepts.A2" office:value-type="string">
            <text:p text:style-name="P16"/>
          </table:table-cell>
          <table:table-cell table:style-name="Concepts.A2" office:value-type="string">
            <text:p text:style-name="P16">ifstream fin</text:p>
          </table:table-cell>
          <table:table-cell table:style-name="Concepts.A2" office:value-type="string">
            <text:p text:style-name="P16">Input file stream object</text:p>
          </table:table-cell>
          <table:table-cell table:style-name="Concepts.D2" office:value-type="string">
            <text:p text:style-name="P16">Line 206</text:p>
          </table:table-cell>
        </table:table-row>
        <table:table-row>
          <table:table-cell table:style-name="Concepts.A2" office:value-type="string">
            <text:p text:style-name="P16"/>
          </table:table-cell>
          <table:table-cell table:style-name="Concepts.A2" office:value-type="string">
            <text:p text:style-name="P16">ios::in</text:p>
          </table:table-cell>
          <table:table-cell table:style-name="Concepts.A2" office:value-type="string">
            <text:p text:style-name="P16">Input mode</text:p>
          </table:table-cell>
          <table:table-cell table:style-name="Concepts.D2" office:value-type="string">
            <text:p text:style-name="P16">Line 421</text:p>
          </table:table-cell>
        </table:table-row>
        <table:table-row>
          <table:table-cell table:style-name="Concepts.A2" office:value-type="string">
            <text:p text:style-name="P16"/>
          </table:table-cell>
          <table:table-cell table:style-name="Concepts.A2" office:value-type="string">
            <text:p text:style-name="P16">ios::out</text:p>
          </table:table-cell>
          <table:table-cell table:style-name="Concepts.A2" office:value-type="string">
            <text:p text:style-name="P16">Output mode</text:p>
          </table:table-cell>
          <table:table-cell table:style-name="Concepts.D2" office:value-type="string">
            <text:p text:style-name="P16"/>
          </table:table-cell>
        </table:table-row>
        <table:table-row>
          <table:table-cell table:style-name="Concepts.A2" office:value-type="string">
            <text:p text:style-name="P16"/>
          </table:table-cell>
          <table:table-cell table:style-name="Concepts.A2" office:value-type="string">
            <text:p text:style-name="P16">ios::binary</text:p>
          </table:table-cell>
          <table:table-cell table:style-name="Concepts.A2" office:value-type="string">
            <text:p text:style-name="P16">Binary mode</text:p>
          </table:table-cell>
          <table:table-cell table:style-name="Concepts.D2" office:value-type="string">
            <text:p text:style-name="P16">Line 421</text:p>
          </table:table-cell>
        </table:table-row>
        <table:table-row>
          <table:table-cell table:style-name="Concepts.A2" office:value-type="string">
            <text:p text:style-name="P16"/>
          </table:table-cell>
          <table:table-cell table:style-name="Concepts.A2" office:value-type="string">
            <text:p text:style-name="P16">“Records.dat”</text:p>
          </table:table-cell>
          <table:table-cell table:style-name="Concepts.A2" office:value-type="string">
            <text:p text:style-name="P16">Binary File</text:p>
          </table:table-cell>
          <table:table-cell table:style-name="Concepts.D2" office:value-type="string">
            <text:p text:style-name="P16">Line 421</text:p>
          </table:table-cell>
        </table:table-row>
        <table:table-row>
          <table:table-cell table:style-name="Concepts.A2" office:value-type="string">
            <text:p text:style-name="P16"/>
          </table:table-cell>
          <table:table-cell table:style-name="Concepts.A2" office:value-type="string">
            <text:p text:style-name="P16">fin.read</text:p>
          </table:table-cell>
          <table:table-cell table:style-name="Concepts.A2" office:value-type="string">
            <text:p text:style-name="P16">Reads in binary input from a file</text:p>
          </table:table-cell>
          <table:table-cell table:style-name="Concepts.D2" office:value-type="string">
            <text:p text:style-name="P16">Line 442</text:p>
          </table:table-cell>
        </table:table-row>
        <table:table-row>
          <table:table-cell table:style-name="Concepts.A2" office:value-type="string">
            <text:p text:style-name="P16"/>
          </table:table-cell>
          <table:table-cell table:style-name="Concepts.A2" office:value-type="string">
            <text:p text:style-name="P16">fout.write</text:p>
          </table:table-cell>
          <table:table-cell table:style-name="Concepts.A2" office:value-type="string">
            <text:p text:style-name="P16">Writes out binary input to a file</text:p>
          </table:table-cell>
          <table:table-cell table:style-name="Concepts.D2" office:value-type="string">
            <text:p text:style-name="P16"/>
          </table:table-cell>
        </table:table-row>
        <table:table-row>
          <table:table-cell table:style-name="Concepts.A2" office:value-type="string">
            <text:p text:style-name="P16"/>
          </table:table-cell>
          <table:table-cell table:style-name="Concepts.A2" office:value-type="string">
            <text:p text:style-name="P16">reinterpret_cast&lt;char *&gt;(&amp;data),sizeof(data)</text:p>
          </table:table-cell>
          <table:table-cell table:style-name="Concepts.A2" office:value-type="string">
            <text:p text:style-name="P16">Converts a pointer to one of a char *</text:p>
          </table:table-cell>
          <table:table-cell table:style-name="Concepts.D2" office:value-type="string">
            <text:p text:style-name="P16">Line 428</text:p>
          </table:table-cell>
        </table:table-row>
        <table:table-row>
          <table:table-cell table:style-name="Concepts.A2" office:value-type="string">
            <text:p text:style-name="P16"/>
          </table:table-cell>
          <table:table-cell table:style-name="Concepts.A2" office:value-type="string">
            <text:p text:style-name="P16"/>
          </table:table-cell>
          <table:table-cell table:style-name="Concepts.A2" office:value-type="string">
            <text:p text:style-name="P16"/>
          </table:table-cell>
          <table:table-cell table:style-name="Concepts.D2" office:value-type="string">
            <text:p text:style-name="P16"/>
          </table:table-cell>
        </table:table-row>
        <table:table-row>
          <table:table-cell table:style-name="Concepts.A2" office:value-type="string">
            <text:p text:style-name="P16"/>
          </table:table-cell>
          <table:table-cell table:style-name="Concepts.A2" office:value-type="string">
            <text:p text:style-name="P16"/>
          </table:table-cell>
          <table:table-cell table:style-name="Concepts.A2" office:value-type="string">
            <text:p text:style-name="P16"/>
          </table:table-cell>
          <table:table-cell table:style-name="Concepts.D2" office:value-type="string">
            <text:p text:style-name="P16"/>
          </table:table-cell>
        </table:table-row>
      </table:table>
      <text:p text:style-name="P7">References</text:p>
      <text:p text:style-name="P9">1.Textbook – Starting out with C++ (Gaddis, 7<text:span text:style-name="T2">th</text:span> Edition)</text:p>
      <text:list xml:id="list6480316934134573025" text:style-name="L1">
        <text:list-item>
          <text:p text:style-name="P18">Sudoku Challenge – Uncle John's Bathroom Reader</text:p>
        </text:list-item>
      </text:list>
      <text:p text:style-name="P7">Flowcharts</text:p>
      <text:p text:style-name="P9">Flowcharts can be found in the Flowcharts folder</text:p>
      <text:p text:style-name="P7">Program Code</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Hitt <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5T14:44:07.47</meta:creation-date>
    <dc:date>2015-10-25T17:39:52.35</dc:date>
    <meta:editing-duration>PT13H7M19S</meta:editing-duration>
    <meta:editing-cycles>11</meta:editing-cycles>
    <meta:generator>OpenOffice/4.1.1$Win32 OpenOffice.org_project/411m6$Build-9775</meta:generator>
    <meta:document-statistic meta:table-count="1" meta:image-count="0" meta:object-count="0" meta:page-count="9" meta:paragraph-count="208" meta:word-count="1630" meta:character-count="9364"/>
  </office:meta>
</office:document-meta>
</file>